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New Sung Mono" svg:font-family="'AR PL New Sung Mono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nux Libertine1" svg:font-family="'Linux Libertine'" style:font-adornments="Grassetto" style:font-pitch="variable"/>
    <style:font-face style:name="Linux Libertine" svg:font-family="'Linux Libertine'" style:font-adornments="Standard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aa89" officeooo:paragraph-rsid="0010aa89"/>
    </style:style>
    <style:style style:name="P2" style:family="paragraph" style:parent-style-name="Standard">
      <style:text-properties fo:font-size="26pt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6pt" fo:language="en" fo:country="US" officeooo:rsid="0010aa89" officeooo:paragraph-rsid="0010aa89" style:font-size-asian="14pt" style:font-size-complex="16pt"/>
    </style:style>
    <style:style style:name="P4" style:family="paragraph" style:parent-style-name="Heading">
      <style:text-properties fo:font-size="26pt" style:font-size-asian="26pt" style:font-size-complex="26pt"/>
    </style:style>
    <style:style style:name="P5" style:family="paragraph" style:parent-style-name="Heading">
      <style:text-properties fo:font-size="24pt" officeooo:rsid="000f11b1" officeooo:paragraph-rsid="000f11b1" style:font-size-asian="24pt" style:font-size-complex="24pt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Preformatted_20_Text">
      <style:text-properties fo:language="en" fo:country="US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Header">
      <style:text-properties fo:font-size="18pt" style:font-size-asian="18pt" style:font-size-complex="18pt"/>
    </style:style>
    <style:style style:name="P10" style:family="paragraph" style:parent-style-name="Header">
      <style:text-properties fo:font-size="16pt" style:font-size-asian="16pt" style:font-size-complex="16pt"/>
    </style:style>
    <style:style style:name="P11" style:family="paragraph" style:parent-style-name="Header">
      <style:text-properties fo:font-size="16pt" officeooo:paragraph-rsid="000f11b1" style:font-size-asian="16pt" style:font-size-complex="16pt"/>
    </style:style>
    <style:style style:name="P12" style:family="paragraph" style:parent-style-name="Heading_20_2">
      <style:text-properties fo:language="en" fo:country="US"/>
    </style:style>
    <style:style style:name="T1" style:family="text">
      <style:text-properties officeooo:rsid="000f11b1"/>
    </style:style>
    <style:style style:name="T2" style:family="text">
      <style:text-properties fo:font-size="24pt" officeooo:rsid="000f11b1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/>
      <text:p text:style-name="Header"/>
      <text:p text:style-name="Header"/>
      <text:p text:style-name="Header"/>
      <text:p text:style-name="Header"/>
      <text:p text:style-name="P10">Simone Baratta</text:p>
      <text:p text:style-name="P11"><text:span text:style-name="T1">Michele Iacobone</text:span></text:p>
      <text:p text:style-name="P2"/>
      <text:p text:style-name="P2"/>
      <text:p text:style-name="P2"/>
      <text:p text:style-name="P2"/>
      <text:p text:style-name="P2"/>
      <text:p text:style-name="P4"><text:span text:style-name="T1">Microelectronics</text:span> Systems</text:p>
      <text:p text:style-name="P5">DLX Project 2014/2015</text:p>
      <text:p text:style-name="P9">Implementation of a<text:span text:style-name="T1"> </text:span>microprocessor <text:span text:style-name="T1">core</text:span> <text:span text:style-name="T1">with built-in BPU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olitecnico di Torino</text:p>
      <text:p text:style-name="P3">Sept.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 PL New Sung Mono" svg:font-family="'AR PL New Sung Mono'" style:font-family-generic="modern" style:font-pitch="fixed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nux Libertine1" svg:font-family="'Linux Libertine'" style:font-adornments="Grassetto" style:font-pitch="variable"/>
    <style:font-face style:name="Linux Libertine" svg:font-family="'Linux Libertine'" style:font-adornments="Standard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Linux Libertine" fo:font-family="'Linux Libertine'" style:font-style-name="Standard" style:font-pitch="variable" fo:font-size="18pt" fo:font-weight="bold" style:font-name-asian="AR PL New Sung" style:font-family-asian="'AR PL New Sung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AR PL New Sung Mono" style:font-family-asian="'AR PL New Sung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style:font-name="Linux Libertine1" fo:font-family="'Linux Libertine'" style:font-style-name="Grassetto" style:font-pitch="variable" fo:font-size="115%" fo:font-weight="bold" style:font-size-asian="115%" style:font-weight-asian="normal" style:font-size-complex="115%" style:font-weight-complex="600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nux Libertine" fo:font-family="'Linux Libertine'" style:font-style-name="Standard" style:font-pitch="variable" fo:font-size="14pt" style:font-size-asian="10.5pt" style:font-weight-asian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start" style:justify-single-word="false" style:page-number="auto"/>
      <style:text-properties style:font-name="Linux Libertine" fo:font-family="'Linux Libertine'" style:font-style-name="Standard" style:font-pitch="variable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5:35:51.274589077</meta:creation-date>
    <dc:date>2014-09-22T17:58:55.812607449</dc:date>
    <meta:editing-duration>PT2H9M5S</meta:editing-duration>
    <meta:editing-cycles>7</meta:editing-cycles>
    <meta:generator>LibreOffice/4.2.6.3$Linux_X86_64 LibreOffice_project/420m0$Build-3</meta:generator>
    <meta:document-statistic meta:table-count="0" meta:image-count="0" meta:object-count="0" meta:page-count="1" meta:paragraph-count="7" meta:word-count="22" meta:character-count="163" meta:non-whitespace-character-count="148"/>
  </office:meta>
</office:document-meta>
</file>